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2C5DE5A14B8BA6B57E0.png" manifest:media-type="image/png"/>
  <manifest:file-entry manifest:full-path="Pictures/100000000000016600000077FE5CCBA033E2C03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Verdana" svg:font-family="Verdana" style:font-family-generic="swiss" style:font-pitch="variable"/>
  </office:font-face-decls>
  <office:automatic-styles>
    <style:style style:name="Tabella2" style:family="table">
      <style:table-properties style:width="19.999cm" table:align="margins"/>
    </style:style>
    <style:style style:name="Tabella2.A" style:family="table-column">
      <style:table-column-properties style:column-width="3.491cm" style:rel-column-width="11438*"/>
    </style:style>
    <style:style style:name="Tabella2.B" style:family="table-column">
      <style:table-column-properties style:column-width="4.505cm" style:rel-column-width="14762*"/>
    </style:style>
    <style:style style:name="Tabella2.C" style:family="table-column">
      <style:table-column-properties style:column-width="4.2cm" style:rel-column-width="13762*"/>
    </style:style>
    <style:style style:name="Tabella2.D" style:family="table-column">
      <style:table-column-properties style:column-width="2.591cm" style:rel-column-width="8490*"/>
    </style:style>
    <style:style style:name="Tabella2.E" style:family="table-column">
      <style:table-column-properties style:column-width="4.604cm" style:rel-column-width="15086*"/>
    </style:style>
    <style:style style:name="Tabella2.F" style:family="table-column">
      <style:table-column-properties style:column-width="0.609cm" style:rel-column-width="1997*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A5" style:family="table-cell">
      <style:table-cell-properties style:vertical-align="middle" fo:background-color="#e6e6ff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ella2.E5" style:family="table-cell">
      <style:table-cell-properties style:vertical-align="middle" fo:background-color="#e6e6ff" fo:padding="0.097cm" fo:border="0.1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min-row-height="1.199cm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097cm" fo:border-left="0.05pt solid #000000" fo:border-right="none" fo:border-top="none" fo:border-bottom="0.05pt solid #000000"/>
    </style:style>
    <style:style style:name="Tabella2.B10" style:family="table-cell">
      <style:table-cell-properties fo:padding="0.097cm" fo:border-left="0.05pt solid #000000" fo:border-right="none" fo:border-top="none" fo:border-bottom="0.05pt solid #000000"/>
    </style:style>
    <style:style style:name="Tabella2.C10" style:family="table-cell">
      <style:table-cell-properties fo:padding="0.097cm" fo:border-left="0.05pt solid #000000" fo:border-right="none" fo:border-top="none" fo:border-bottom="0.05pt solid #000000"/>
    </style:style>
    <style:style style:name="Tabella2.D10" style:family="table-cell">
      <style:table-cell-properties fo:padding="0.097cm" fo:border-left="0.05pt solid #000000" fo:border-right="none" fo:border-top="none" fo:border-bottom="0.05pt solid #000000"/>
    </style:style>
    <style:style style:name="Tabel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999cm" table:align="margins"/>
    </style:style>
    <style:style style:name="Tabella3.A" style:family="table-column">
      <style:table-column-properties style:column-width="4.498cm" style:rel-column-width="14739*"/>
    </style:style>
    <style:style style:name="Tabella3.B" style:family="table-column">
      <style:table-column-properties style:column-width="6.8cm" style:rel-column-width="22282*"/>
    </style:style>
    <style:style style:name="Tabella3.C" style:family="table-column">
      <style:table-column-properties style:column-width="2.805cm" style:rel-column-width="9190*"/>
    </style:style>
    <style:style style:name="Tabella3.D" style:family="table-column">
      <style:table-column-properties style:column-width="5.897cm" style:rel-column-width="19324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0.688cm" style:rel-column-width="2254*"/>
    </style:style>
    <style:style style:name="Tabella4.B" style:family="table-column">
      <style:table-column-properties style:column-width="3.916cm" style:rel-column-width="12831*"/>
    </style:style>
    <style:style style:name="Tabella4.D" style:family="table-column">
      <style:table-column-properties style:column-width="4.708cm" style:rel-column-width="15427*"/>
    </style:style>
    <style:style style:name="Tabella4.E" style:family="table-column">
      <style:table-column-properties style:column-width="0.69cm" style:rel-column-width="2260*"/>
    </style:style>
    <style:style style:name="Tabella4.F" style:family="table-column">
      <style:table-column-properties style:column-width="3.413cm" style:rel-column-width="11184*"/>
    </style:style>
    <style:style style:name="Tabella4.H" style:family="table-column">
      <style:table-column-properties style:column-width="5.209cm" style:rel-column-width="17071*"/>
    </style:style>
    <style:style style:name="Tabella4.A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padding="0.097cm" fo:border-left="0.05pt solid #000000" fo:border-right="none" fo:border-top="none" fo:border-bottom="0.05pt solid #000000"/>
    </style:style>
    <style:style style:name="Tabella4.F2" style:family="table-cell">
      <style:table-cell-properties fo:padding="0.097cm" fo:border-left="0.05pt solid #000000" fo:border-right="none" fo:border-top="none" fo:border-bottom="0.05pt solid #000000"/>
    </style:style>
    <style:style style:name="Tabel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97cm" fo:border-left="0.05pt solid #000000" fo:border-right="none" fo:border-top="none" fo:border-bottom="0.05pt solid #000000"/>
    </style:style>
    <style:style style:name="Tabella4.F3" style:family="table-cell">
      <style:table-cell-properties fo:padding="0.097cm" fo:border-left="0.05pt solid #000000" fo:border-right="none" fo:border-top="none" fo:border-bottom="0.05pt solid #000000"/>
    </style:style>
    <style:style style:name="Tabel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4" style:family="table-row">
      <style:table-row-properties style:min-row-height="1.503cm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5" style:family="table-row">
      <style:table-row-properties style:min-row-height="2.09cm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F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999cm" table:align="margins"/>
    </style:style>
    <style:style style:name="Tabella5.A" style:family="table-column">
      <style:table-column-properties style:column-width="3.999cm" style:rel-column-width="13103*"/>
    </style:style>
    <style:style style:name="Tabella5.B" style:family="table-column">
      <style:table-column-properties style:column-width="2.193cm" style:rel-column-width="7184*"/>
    </style:style>
    <style:style style:name="Tabella5.C" style:family="table-column">
      <style:table-column-properties style:column-width="0.714cm" style:rel-column-width="2340*"/>
    </style:style>
    <style:style style:name="Tabella5.D" style:family="table-column">
      <style:table-column-properties style:column-width="3.784cm" style:rel-column-width="12398*"/>
    </style:style>
    <style:style style:name="Tabella5.E" style:family="table-column">
      <style:table-column-properties style:column-width="5.309cm" style:rel-column-width="17398*"/>
    </style:style>
    <style:style style:name="Tabella5.F" style:family="table-column">
      <style:table-column-properties style:column-width="4.001cm" style:rel-column-width="13112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5.B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padding="0.097cm" fo:border-left="0.05pt solid #000000" fo:border-right="none" fo:border-top="none" fo:border-bottom="0.05pt solid #000000"/>
    </style:style>
    <style:style style:name="Tabella5.F2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2572e2" officeooo:paragraph-rsid="002cd1aa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2572e2" officeooo:paragraph-rsid="002a4999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weight="bold" officeooo:rsid="002572e2" officeooo:paragraph-rsid="002c2d66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normal" officeooo:rsid="002572e2" officeooo:paragraph-rsid="0026bd15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2572e2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size-asian="10pt" style:font-size-complex="10pt"/>
    </style:style>
    <style:style style:name="P22" style:family="paragraph" style:parent-style-name="Table_20_Contents">
      <style:text-properties officeooo:rsid="002572e2" officeooo:paragraph-rsid="002572e2" style:font-size-asian="10pt" style:font-size-complex="10pt"/>
    </style:style>
    <style:style style:name="P23" style:family="paragraph" style:parent-style-name="Table_20_Contents">
      <style:text-properties officeooo:rsid="0026bd15" officeooo:paragraph-rsid="0026bd15" style:font-size-asian="10pt" style:font-size-complex="10pt"/>
    </style:style>
    <style:style style:name="P24" style:family="paragraph" style:parent-style-name="Table_20_Contents">
      <style:text-properties officeooo:rsid="0026bd15" officeooo:paragraph-rsid="002a4999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officeooo:rsid="0026bd15" officeooo:paragraph-rsid="0026bd15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officeooo:rsid="0026bd15" officeooo:paragraph-rsid="002a4999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>
          <style:tab-stop style:position="12.039cm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shadow="none">
        <style:tab-stops>
          <style:tab-stop style:position="12.039cm"/>
        </style:tab-stops>
      </style:paragraph-properties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shadow="none">
        <style:tab-stops>
          <style:tab-stop style:position="12.039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officeooo:rsid="002572e2" officeooo:paragraph-rsid="0026bd1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officeooo:rsid="002572e2" officeooo:paragraph-rsid="0030604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Ubuntu Light" fo:font-size="16.5pt" style:font-size-asian="16.5pt" style:font-size-complex="16.5pt"/>
    </style:style>
    <style:style style:name="T3" style:family="text">
      <style:text-properties fo:color="#ff0000" loext:opacity="100%" style:font-name="Ubuntu Light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ff0000" loext:opacity="100%" style:font-name="Ubuntu Light" fo:font-size="11pt" fo:font-weight="normal" officeooo:rsid="0039cf87" style:font-size-asian="11pt" style:font-weight-asian="normal" style:font-size-complex="11pt" style:font-weight-complex="normal"/>
    </style:style>
    <style:style style:name="T5" style:family="text">
      <style:text-properties fo:color="#ff0000" loext:opacity="100%"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T6" style:family="text">
      <style:text-properties fo:color="#ff0000" loext:opacity="100%" officeooo:rsid="002572e2"/>
    </style:style>
    <style:style style:name="T7" style:family="text">
      <style:text-properties style:font-name="Ubuntu Light" fo:font-size="16.5pt" style:font-size-asian="16.5pt" style:font-size-complex="16.5pt"/>
    </style:style>
    <style:style style:name="T8" style:family="text">
      <style:text-properties style:font-name="Ubuntu Light" fo:font-size="16.5pt" officeooo:rsid="002572e2" style:font-size-asian="16.5pt" style:font-size-complex="16.5pt"/>
    </style:style>
    <style:style style:name="T9" style:family="text">
      <style:text-properties fo:font-weight="bold" officeooo:rsid="0026bd15" style:font-weight-asian="bold" style:font-weight-complex="bold"/>
    </style:style>
    <style:style style:name="T10" style:family="text">
      <style:text-properties fo:font-weight="bold" officeooo:rsid="00378120" style:font-weight-asian="bold" style:font-weight-complex="bold"/>
    </style:style>
    <style:style style:name="T11" style:family="text">
      <style:text-properties officeooo:rsid="0026b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312cm, 1.16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leLine2166822068160">
          <table:table-cell table:style-name="Tabella2.A1" office:value-type="string">
            <text:p text:style-name="P6">Cliente:</text:p>
          </table:table-cell>
          <table:table-cell table:style-name="Tabella2.B1" table:number-columns-spanned="2" office:value-type="string">
            <text:p text:style-name="P18"><text:placeholder text:placeholder-type="text">&lt;o.partner_id.name if o.partner_id else ''&gt;</text:placeholder></text:p>
          </table:table-cell>
          <table:covered-table-cell/>
          <table:table-cell table:style-name="Tabella2.A1" office:value-type="string">
            <text:p text:style-name="P6">Data:</text:p>
          </table:table-cell>
          <table:table-cell table:style-name="Tabella2.E1" table:number-columns-spanned="2" office:value-type="string">
            <text:p text:style-name="P20"><text:placeholder text:placeholder-type="text">&lt;formatLang(o.date, date=True) if o.date else ""&gt;</text:placeholder></text:p>
          </table:table-cell>
          <table:covered-table-cell/>
        </table:table-row>
        <table:table-row table:style-name="TableLine2166822059184">
          <table:table-cell table:style-name="Tabella2.A2" office:value-type="string">
            <text:p text:style-name="P6">Punto di consegna:</text:p>
          </table:table-cell>
          <table:table-cell table:style-name="Tabella2.B2" table:number-columns-spanned="2" office:value-type="string">
            <text:p text:style-name="P18"><text:placeholder text:placeholder-type="text">&lt;o.partner_address_id.name if o.partner_address_id else ''&gt;</text:placeholder></text:p>
          </table:table-cell>
          <table:covered-table-cell/>
          <table:table-cell table:style-name="Tabella2.A2" office:value-type="string">
            <text:p text:style-name="P6">Segnalato da:</text:p>
          </table:table-cell>
          <table:table-cell table:style-name="Tabella2.E2" table:number-columns-spanned="2" office:value-type="string">
            <text:p text:style-name="P17"><text:placeholder text:placeholder-type="text">&lt;o.partner_ref&gt;</text:placeholder></text:p>
          </table:table-cell>
          <table:covered-table-cell/>
        </table:table-row>
        <table:table-row table:style-name="TableLine2166822053472">
          <table:table-cell table:style-name="Tabella2.A2" table:number-rows-spanned="2" office:value-type="string">
            <text:p text:style-name="P6">Motivazione reso</text:p>
          </table:table-cell>
          <table:table-cell table:style-name="Tabella2.B4" table:number-rows-spanned="2" table:number-columns-spanned="3" office:value-type="string">
            <text:p text:style-name="P16"><text:placeholder text:placeholder-type="text">&lt;o.subject or ''&gt;</text:placeholder></text:p>
          </table:table-cell>
          <table:covered-table-cell/>
          <table:covered-table-cell/>
          <table:table-cell table:style-name="Tabella2.E3" office:value-type="string">
            <text:p text:style-name="P6">Visto RAQ</text:p>
          </table:table-cell>
          <table:table-cell table:style-name="Tabella2.F3" office:value-type="string">
            <text:p text:style-name="P6"/>
          </table:table-cell>
        </table:table-row>
        <table:table-row table:style-name="TableLine2166822063536">
          <table:covered-table-cell table:style-name="Tabella2.A2"/>
          <table:covered-table-cell table:style-name="Tabella2.B4"/>
          <table:covered-table-cell/>
          <table:covered-table-cell/>
          <table:table-cell table:style-name="Tabella2.E4" office:value-type="string">
            <text:p text:style-name="P7">Copia a RTR</text:p>
          </table:table-cell>
          <table:table-cell table:style-name="Tabella2.F3" office:value-type="string">
            <text:p text:style-name="P7"/>
          </table:table-cell>
        </table:table-row>
        <table:table-row table:style-name="TableLine2166822056464">
          <table:table-cell table:style-name="Tabella2.A5" office:value-type="string">
            <text:p text:style-name="P9">N. colli da rendere</text:p>
          </table:table-cell>
          <table:table-cell table:style-name="Tabella2.A5" office:value-type="string">
            <text:p text:style-name="P8">Lotto</text:p>
          </table:table-cell>
          <table:table-cell table:style-name="Tabella2.A5" office:value-type="string">
            <text:p text:style-name="P8">Articolo</text:p>
          </table:table-cell>
          <table:table-cell table:style-name="Tabella2.A5" office:value-type="string">
            <text:p text:style-name="P8">Q. resa</text:p>
          </table:table-cell>
          <table:table-cell table:style-name="Tabella2.E5" table:number-columns-spanned="2" office:value-type="string">
            <text:p text:style-name="P8">Data rientro</text:p>
          </table:table-cell>
          <table:covered-table-cell/>
        </table:table-row>
        <table:table-row table:style-name="TableLine2166822057280">
          <table:table-cell table:style-name="Tabella2.A6" table:number-columns-spanned="6" office:value-type="string">
            <text:p text:style-name="P32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10" office:value-type="string">
            <text:p text:style-name="P22"/>
          </table:table-cell>
          <table:table-cell table:style-name="Tabella2.B7" office:value-type="string">
            <text:p text:style-name="P19"><text:span text:style-name="T11">Int.: </text:span><text:placeholder text:placeholder-type="text">&lt;l.lot_id.name&gt;</text:placeholder><text:s/><text:line-break/><text:span text:style-name="T11">Eti.: </text:span><text:span text:style-name="T11"><text:placeholder text:placeholder-type="text">&lt;l.label_lot&gt;</text:placeholder></text:span></text:p>
          </table:table-cell>
          <table:table-cell table:style-name="Tabella2.C7" office:value-type="string">
            <text:p text:style-name="P19"><text:placeholder text:placeholder-type="text">&lt;l.lot_id.product_id.name&gt;</text:placeholder></text:p>
          </table:table-cell>
          <table:table-cell table:style-name="Tabella2.D7" office:value-type="string">
            <text:p text:style-name="P22"/>
          </table:table-cell>
          <table:table-cell table:style-name="Tabella2.E7" table:number-columns-spanned="2" office:value-type="string">
            <text:p text:style-name="P22"/>
          </table:table-cell>
          <table:covered-table-cell/>
        </table:table-row>
        <table:table-row table:style-name="TableLine2166822053200">
          <table:table-cell table:style-name="Tabella2.A8" table:number-columns-spanned="6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66822061360">
          <table:table-cell table:style-name="Tabella2.A9" table:number-columns-spanned="6" office:value-type="string">
            <text:p text:style-name="P33"><text:placeholder text:placeholder-type="text">&lt;for each="i in range(0, 4 - len(o.product_ids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10" office:value-type="string">
            <text:p text:style-name="P22"/>
          </table:table-cell>
          <table:table-cell table:style-name="Tabella2.B10" office:value-type="string">
            <text:p text:style-name="P19"/>
          </table:table-cell>
          <table:table-cell table:style-name="Tabella2.C10" office:value-type="string">
            <text:p text:style-name="P19"/>
          </table:table-cell>
          <table:table-cell table:style-name="Tabella2.D10" office:value-type="string">
            <text:p text:style-name="P22"/>
          </table:table-cell>
          <table:table-cell table:style-name="Tabella2.E10" table:number-columns-spanned="2" office:value-type="string">
            <text:p text:style-name="P22"/>
          </table:table-cell>
          <table:covered-table-cell/>
        </table:table-row>
        <table:table-row table:style-name="TableLine2166822054016">
          <table:table-cell table:style-name="Tabella2.A11" table:number-columns-spanned="6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leLine2166822067344">
          <table:table-cell table:style-name="Tabella3.A1" office:value-type="string">
            <text:p text:style-name="P6">VETTORE:</text:p>
          </table:table-cell>
          <table:table-cell table:style-name="Tabella3.B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Line2166822065984">
          <table:table-cell table:style-name="Tabella3.A2" office:value-type="string">
            <text:p text:style-name="P6">Documento di consegna:</text:p>
          </table:table-cell>
          <table:table-cell table:style-name="Tabella3.B2" office:value-type="string">
            <text:p text:style-name="P21"/>
          </table:table-cell>
          <table:table-cell table:style-name="Tabella3.A2" office:value-type="string">
            <text:p text:style-name="P6">Data:</text:p>
          </table:table-cell>
          <table:table-cell table:style-name="Tabella3.D2" office:value-type="string">
            <text:p text:style-name="P21"/>
          </table:table-cell>
        </table:table-row>
      </table:table>
      <text:p text:style-name="P27"/>
      <table:table table:name="Tabella4" table:style-name="Tabella4">
        <table:table-column table:style-name="Tabella4.A"/>
        <table:table-column table:style-name="Tabella4.B"/>
        <table:table-column table:style-name="Tabella4.A"/>
        <table:table-column table:style-name="Tabella4.D"/>
        <table:table-column table:style-name="Tabella4.E"/>
        <table:table-column table:style-name="Tabella4.F"/>
        <table:table-column table:style-name="Tabella4.A"/>
        <table:table-column table:style-name="Tabella4.H"/>
        <table:table-row table:style-name="TableLine2166822057008">
          <table:table-cell table:style-name="Tabella4.A1" table:number-columns-spanned="8" office:value-type="string">
            <text:p text:style-name="P11">CONDIZIONE DELLA MERCE RIENTR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66822054288">
          <table:table-cell table:style-name="Tabella4.A2" table:number-columns-spanned="2" office:value-type="string">
            <text:p text:style-name="P11">IMBALLO</text:p>
          </table:table-cell>
          <table:covered-table-cell/>
          <table:table-cell table:style-name="Tabella4.C2" office:value-type="string">
            <text:p text:style-name="P23"/>
          </table:table-cell>
          <table:table-cell table:style-name="Tabella4.D2" office:value-type="string">
            <text:p text:style-name="P13">INTEGRO</text:p>
          </table:table-cell>
          <table:table-cell table:style-name="Tabella4.C2" office:value-type="string">
            <text:p text:style-name="P23"/>
          </table:table-cell>
          <table:table-cell table:style-name="Tabella4.F2" office:value-type="string">
            <text:p text:style-name="P13">ROTTO</text:p>
          </table:table-cell>
          <table:table-cell table:style-name="Tabella4.C2" office:value-type="string">
            <text:p text:style-name="P23"/>
          </table:table-cell>
          <table:table-cell table:style-name="Tabella4.H2" office:value-type="string">
            <text:p text:style-name="P13">ASSENTE</text:p>
          </table:table-cell>
        </table:table-row>
        <table:table-row table:style-name="TableLine2166822079856">
          <table:table-cell table:style-name="Tabella4.A2" table:number-columns-spanned="2" office:value-type="string">
            <text:p text:style-name="P11">TEMPERATURA</text:p>
          </table:table-cell>
          <table:covered-table-cell/>
          <table:table-cell table:style-name="Tabella4.C2" office:value-type="string">
            <text:p text:style-name="P23"/>
          </table:table-cell>
          <table:table-cell table:style-name="Tabella4.D3" office:value-type="string">
            <text:p text:style-name="P13">CONFORME</text:p>
          </table:table-cell>
          <table:table-cell table:style-name="Tabella4.C2" office:value-type="string">
            <text:p text:style-name="P23"/>
          </table:table-cell>
          <table:table-cell table:style-name="Tabella4.F3" office:value-type="string">
            <text:p text:style-name="P13">NON CONFORME</text:p>
          </table:table-cell>
          <table:table-cell table:style-name="Tabella4.G5" table:number-rows-spanned="3" table:number-columns-spanned="2" office:value-type="string">
            <text:p text:style-name="P14">DATA SCADENZA / TMC</text:p>
            <text:p text:style-name="P26"/>
            <text:p text:style-name="P14">________________________</text:p>
          </table:table-cell>
          <table:covered-table-cell/>
        </table:table-row>
        <table:table-row table:style-name="Tabella4.4">
          <table:table-cell table:style-name="Tabella4.A2" table:number-columns-spanned="2" office:value-type="string">
            <text:p text:style-name="P11">STOCCAGGIO:</text:p>
          </table:table-cell>
          <table:covered-table-cell/>
          <table:table-cell table:style-name="Tabella4.C4" table:number-columns-spanned="4" office:value-type="string">
            <text:p text:style-name="P23"/>
          </table:table-cell>
          <table:covered-table-cell/>
          <table:covered-table-cell/>
          <table:covered-table-cell/>
          <table:covered-table-cell table:style-name="Tabella4.G5"/>
          <table:covered-table-cell/>
        </table:table-row>
        <table:table-row table:style-name="Tabella4.5">
          <table:table-cell table:style-name="Tabella4.A2" table:number-columns-spanned="2" office:value-type="string">
            <text:p text:style-name="P11">NOTE:</text:p>
          </table:table-cell>
          <table:covered-table-cell/>
          <table:table-cell table:style-name="Tabella4.C5" table:number-columns-spanned="4" office:value-type="string">
            <text:p text:style-name="P23"/>
          </table:table-cell>
          <table:covered-table-cell/>
          <table:covered-table-cell/>
          <table:covered-table-cell/>
          <table:covered-table-cell table:style-name="Tabella4.G5"/>
          <table:covered-table-cell/>
        </table:table-row>
        <table:table-row table:style-name="TableLine2166822074688">
          <table:table-cell table:style-name="Tabella4.A6" table:number-columns-spanned="8" office:value-type="string">
            <text:p text:style-name="P11">DESTINAZIONE PRODOT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66822069520">
          <table:table-cell table:style-name="Tabella4.C2" office:value-type="string">
            <text:p text:style-name="P23"/>
          </table:table-cell>
          <table:table-cell table:style-name="Tabella4.B7" office:value-type="string">
            <text:p text:style-name="P23">DISTRUGGERE</text:p>
          </table:table-cell>
          <table:table-cell table:style-name="Tabella4.C2" office:value-type="string">
            <text:p text:style-name="P23"/>
          </table:table-cell>
          <table:table-cell table:style-name="Tabella4.D7" office:value-type="string">
            <text:p text:style-name="P25">RENDERE A FORNITORE</text:p>
          </table:table-cell>
          <table:table-cell table:style-name="Tabella4.C2" office:value-type="string">
            <text:p text:style-name="P23"/>
          </table:table-cell>
          <table:table-cell table:style-name="Tabella4.F7" office:value-type="string">
            <text:p text:style-name="P24">REINSERIRE</text:p>
          </table:table-cell>
          <table:table-cell table:style-name="Tabella4.G7" table:number-columns-spanned="2" office:value-type="string">
            <text:p text:style-name="P25">ALTRO:</text:p>
          </table:table-cell>
          <table:covered-table-cell/>
        </table:table-row>
      </table:table>
      <text:p text:style-name="P27"/>
      <text:p text:style-name="P27"/>
      <text:p text:style-name="P29"><text:span text:style-name="T11"><text:s text:c="95"/></text:span><text:span text:style-name="T9"><text:s/></text:span><text:span text:style-name="T10">RAQ o SAQ </text:span><text:span text:style-name="T9">__________________________________________</text:span></text:p>
      <text:p text:style-name="P3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leLine2166822066528">
          <table:table-cell table:style-name="Tabella5.A1" table:number-rows-spanned="2" office:value-type="string">
            <text:p text:style-name="P11">EMETTERE NOTA </text:p>
            <text:p text:style-name="P11">DI ACCREDITO</text:p>
          </table:table-cell>
          <table:table-cell table:style-name="Tabella5.B1" office:value-type="string">
            <text:p text:style-name="P11">SI</text:p>
          </table:table-cell>
          <table:table-cell table:style-name="Tabella5.C1" office:value-type="string">
            <text:p text:style-name="P23"/>
          </table:table-cell>
          <table:table-cell table:style-name="Tabella5.A1" office:value-type="string">
            <text:p text:style-name="P12">Nota di accredito n.:</text:p>
          </table:table-cell>
          <table:table-cell table:style-name="Tabella5.E1" office:value-type="string">
            <text:p text:style-name="P21"/>
          </table:table-cell>
          <table:table-cell table:style-name="Tabella5.F2" table:number-rows-spanned="2" office:value-type="string">
            <text:p text:style-name="P11">SFA</text:p>
            <text:p text:style-name="P23">__________________</text:p>
          </table:table-cell>
        </table:table-row>
        <table:table-row table:style-name="TableLine2166822076864">
          <table:covered-table-cell table:style-name="Tabella5.A1"/>
          <table:table-cell table:style-name="Tabella5.B2" office:value-type="string">
            <text:p text:style-name="P10">NO</text:p>
          </table:table-cell>
          <table:table-cell table:style-name="Tabella5.C2" office:value-type="string">
            <text:p text:style-name="P23"/>
          </table:table-cell>
          <table:table-cell table:style-name="Tabella5.D2" office:value-type="string">
            <text:p text:style-name="P12">Data:</text:p>
          </table:table-cell>
          <table:table-cell table:style-name="Tabella5.E2" office:value-type="string">
            <text:p text:style-name="P21"/>
          </table:table-cell>
          <table:covered-table-cell table:style-name="Tabella5.F2"/>
        </table:table-row>
      </table:table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602cm" style:rel-column-width="15080*"/>
    </style:style>
    <style:style style:name="Tabella1.B" style:family="table-column">
      <style:table-column-properties style:column-width="15.397cm" style:rel-column-width="50455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padding="0.097cm" fo:border-left="0.05pt solid #000000" fo:border-right="0.05pt solid #000000" fo:border-top="0.05pt solid #000000" fo:border-bottom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5" style:family="paragraph" style:parent-style-name="Table_20_Contents">
      <style:paragraph-properties fo:text-align="end" style:justify-single-word="false"/>
      <style:text-properties fo:color="#000000" loext:opacity="100%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start" style:justify-single-word="false"/>
      <style:text-properties fo:font-weight="bold" officeooo:rsid="002572e2" officeooo:paragraph-rsid="002cd1aa" style:font-size-asian="10pt" style:font-weight-asian="bold" style:font-size-complex="10pt" style:font-weight-complex="bold"/>
    </style:style>
    <style:style style:name="MP7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MT1" style:family="text">
      <style:text-properties fo:color="#ff0000" loext:opacity="100%" style:font-name="Ubuntu Light" fo:font-size="16.5pt" style:font-size-asian="16.5pt" style:font-size-complex="16.5pt"/>
    </style:style>
    <style:style style:name="MT2" style:family="text">
      <style:text-properties fo:color="#ff0000" loext:opacity="100%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style:font-name="Ubuntu Light" fo:font-size="16.5pt" officeooo:rsid="002572e2" style:font-size-asian="16.5pt" style:font-size-complex="16.5pt"/>
    </style:style>
    <style:style style:name="MT5" style:family="text">
      <style:text-properties fo:color="#ff0000" loext:opacity="100%" officeooo:rsid="002572e2"/>
    </style:style>
    <style:style style:name="MT6" style:family="text">
      <style:text-properties fo:color="#ff0000" loext:opacity="100%"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fo:color="#ff0000" loext:opacity="100%" style:font-name="Ubuntu Light" fo:font-size="11pt" fo:font-weight="normal" officeooo:rsid="0039cf87" style:font-size-asian="11pt" style:font-weight-asian="normal" style:font-size-complex="11pt" style:font-weight-complex="normal"/>
    </style:style>
    <style:style style:name="MT8" style:family="text">
      <style:text-properties fo:color="#ff0000" loext:opacity="100%"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-0.312cm, 1.162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magine1" text:anchor-type="char" svg:x="17.067cm" svg:y="0.145cm" svg:width="2.838cm" svg:height="2.579cm" draw:z-index="1"><draw:image xlink:href="Pictures/100000010000024F000002C5DE5A14B8BA6B57E0.png" xlink:type="simple" xlink:show="embed" xlink:actuate="onLoad" draw:mime-type="image/png"/></draw:frame></text:p>
        <text:p text:style-name="MP1"><draw:frame draw:style-name="Mfr2" draw:name="immagini1" text:anchor-type="paragraph" svg:x="10.814cm" svg:y="0.12cm" svg:width="5.68cm" svg:height="1.891cm" draw:z-index="0"><draw:image xlink:href="Pictures/100000000000016600000077FE5CCBA033E2C031.jpg" xlink:type="simple" xlink:show="embed" xlink:actuate="onLoad" draw:mime-type="image/jpeg"/></draw:frame></text:p>
        <text:p text:style-name="MP2"><text:span text:style-name="MT1"><text:s/>General Food SPA</text:span><text:span text:style-name="MT2"><text:tab/><text:tab/></text:span></text:p>
        <text:p text:style-name="MP3"><text:s text:c="2"/><text:span text:style-name="MT3">Report: </text:span><text:span text:style-name="MT4">Modulo gestione resi</text:span></text:p>
        <text:p text:style-name="MP4"><text:span text:style-name="MT2"><text:s text:c="2"/></text:span><text:span text:style-name="MT5">(</text:span><text:span text:style-name="MT6">Ver. 1.</text:span><text:span text:style-name="MT7">1</text:span><text:span text:style-name="MT6"> del </text:span><text:span text:style-name="MT8">0</text:span><text:span text:style-name="MT7">5/12/2019</text:span><text:span text:style-name="MT6">)</text:span></text:p>
      </style:header>
      <style:footer>
        <table:table table:name="Tabella1" table:style-name="Tabella1">
          <table:table-column table:style-name="Tabella1.A"/>
          <table:table-column table:style-name="Tabella1.B"/>
          <table:table-row table:style-name="TableLine2166822037424">
            <table:table-cell table:style-name="Tabella1.A1" office:value-type="string">
              <text:p text:style-name="MP6">Autorizzato da:</text:p>
            </table:table-cell>
            <table:table-cell table:style-name="Tabella1.B1" office:value-type="string">
              <text:p text:style-name="MP7"><text:line-break/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2-11-16T11:00:22.136000000</dc:date>
    <meta:editing-duration>P1DT16H50M38S</meta:editing-duration>
    <meta:editing-cycles>447</meta:editing-cycles>
    <meta:generator>LibreOffice/7.2.4.1$Windows_X86_64 LibreOffice_project/27d75539669ac387bb498e35313b970b7fe9c4f9</meta:generator>
    <meta:document-statistic meta:table-count="5" meta:image-count="2" meta:object-count="0" meta:page-count="1" meta:paragraph-count="59" meta:word-count="129" meta:character-count="1074" meta:non-whitespace-character-count="897"/>
    <meta:user-defined meta:name="Info 1"/>
    <meta:user-defined meta:name="Info 2"/>
    <meta:user-defined meta:name="Info 3"/>
    <meta:user-defined meta:name="Info 4"/>
  </office:meta>
</office:document-meta>
</file>